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905d3" officeooo:paragraph-rsid="000905d3"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905d3" officeooo:paragraph-rsid="000905d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dar Modifications</text:p>
      <text:p text:style-name="P1"/>
      <text:p text:style-name="P2">When testing the lidar outside, there were some modifications that needed to be done in order to accurately eliminate noise and detect our object. </text:p>
      <text:p text:style-name="P2"/>
      <text:p text:style-name="P2">The first modification was done in the statistical outlier removal filter. In the filter, previously we had set that for each point in the data set we would search 50 of its neighbors and ensure that its neighbors were within 1 standard deviation of the analyzed point, if they were not the point would be removed. We had to modify this to only search 10 of its neighbors and that we only wanted points that were within 0.01 standard deviations. This ensured that noisy data from the sand and other debris were removed.</text:p>
      <text:p text:style-name="P2"/>
      <text:p text:style-name="P2"><text:tab/>In the code:</text:p>
      <text:p text:style-name="P2"><text:tab/><text:tab/>stat_outlier.setMeanK(10);</text:p>
      <text:p text:style-name="P2"><text:tab/><text:tab/>stat_outlier.setStddevMulThresh(0.01);</text:p>
      <text:p text:style-name="P2"/>
      <text:p text:style-name="P2"/>
      <text:p text:style-name="P2">The second modification needed to be done was when we were extracting points from our filtered data set. In order, to consistently find our object we could no longer use a range of +/- 0.05 meters but needed to set the range to +/- 0.10 meters. In addition, we needed to verify that we extracted the object from our pointcloud data had greater than 20 inliers. This is needed to be done to ensure that we are detecting a concrete object and not just two random points in the cluster. </text:p>
      <text:p text:style-name="P2"/>
      <text:p text:style-name="P2"><text:tab/></text:p>
      <text:p text:style-name="P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08:28:32.430386241</meta:creation-date>
    <dc:date>2017-11-15T08:44:04.525496175</dc:date>
    <meta:editing-duration>PT1S</meta:editing-duration>
    <meta:editing-cycles>1</meta:editing-cycles>
    <meta:document-statistic meta:table-count="0" meta:image-count="0" meta:object-count="0" meta:page-count="1" meta:paragraph-count="9" meta:word-count="214" meta:character-count="1253" meta:non-whitespace-character-count="1036"/>
    <meta:generator>LibreOffice/4.2.8.2$Linux_X86_64 LibreOffice_project/420m0$Build-2</meta:generator>
  </office:meta>
</office:document-meta>
</file>